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1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>
      <style:text-properties fo:font-weight="bold" style:font-weight-asian="bold" style:font-weight-complex="bold"/>
    </style:style>
    <style:style style:name="T7_10" style:family="text">
      <style:text-properties fo:font-weight="bold" style:font-weight-asian="bold" style:font-weight-complex="bold"/>
    </style:style>
    <style:style style:name="T7_11" style:family="text">
      <style:text-properties fo:font-weight="bold" style:font-weight-asian="bold" style:font-weight-complex="bold"/>
    </style:style>
    <style:style style:name="T7_12" style:family="text">
      <style:text-properties fo:font-weight="bold" style:font-weight-asian="bold" style:font-weight-complex="bold"/>
    </style:style>
    <style:style style:name="T7_13" style:family="text">
      <style:text-properties fo:font-weight="bold" style:font-weight-asian="bold" style:font-weight-complex="bold"/>
    </style:style>
    <style:style style:name="T7_14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>
      <style:text-properties fo:font-weight="bold" style:font-weight-asian="bold" style:font-weight-complex="bold"/>
    </style:style>
    <style:style style:name="T15_60" style:family="text">
      <style:text-properties fo:font-weight="bold" style:font-weight-asian="bold" style:font-weight-complex="bold"/>
    </style:style>
    <style:style style:name="T15_61" style:family="text">
      <style:text-properties fo:font-weight="bold" style:font-weight-asian="bold" style:font-weight-complex="bold"/>
    </style:style>
    <style:style style:name="T15_62" style:family="text">
      <style:text-properties fo:font-weight="bold" style:font-weight-asian="bold" style:font-weight-complex="bold"/>
    </style:style>
    <style:style style:name="T15_63" style:family="text">
      <style:text-properties fo:font-weight="bold" style:font-weight-asian="bold" style:font-weight-complex="bold"/>
    </style:style>
    <style:style style:name="T15_64" style:family="text">
      <style:text-properties fo:font-weight="bold" style:font-weight-asian="bold" style:font-weight-complex="bold"/>
    </style:style>
    <style:style style:name="T15_65" style:family="text">
      <style:text-properties fo:font-weight="bold" style:font-weight-asian="bold" style:font-weight-complex="bold"/>
    </style:style>
    <style:style style:name="T15_66" style:family="text">
      <style:text-properties fo:font-weight="bold" style:font-weight-asian="bold" style:font-weight-complex="bold"/>
    </style:style>
    <style:style style:name="T15_67" style:family="text">
      <style:text-properties fo:font-weight="bold" style:font-weight-asian="bold" style:font-weight-complex="bold"/>
    </style:style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>
      <style:text-properties fo:font-weight="bold" style:font-weight-asian="bold" style:font-weight-complex="bold"/>
    </style:style>
    <style:style style:name="T16_98" style:family="text">
      <style:text-properties fo:font-weight="bold" style:font-weight-asian="bold" style:font-weight-complex="bold"/>
    </style:style>
    <style:style style:name="T16_99" style:family="text">
      <style:text-properties fo:font-weight="bold" style:font-weight-asian="bold" style:font-weight-complex="bold"/>
    </style:style>
    <style:style style:name="T16_100" style:family="text">
      <style:text-properties fo:font-weight="bold" style:font-weight-asian="bold" style:font-weight-complex="bold"/>
    </style:style>
    <style:style style:name="T16_101" style:family="text">
      <style:text-properties fo:font-weight="bold" style:font-weight-asian="bold" style:font-weight-complex="bold"/>
    </style:style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>
      <style:text-properties fo:font-weight="bold" style:font-weight-asian="bold" style:font-weight-complex="bold"/>
    </style:style>
    <style:style style:name="T17_66" style:family="text">
      <style:text-properties fo:font-weight="bold" style:font-weight-asian="bold" style:font-weight-complex="bold"/>
    </style:style>
    <style:style style:name="T17_67" style:family="text">
      <style:text-properties fo:font-weight="bold" style:font-weight-asian="bold" style:font-weight-complex="bold"/>
    </style:style>
    <style:style style:name="T17_68" style:family="text">
      <style:text-properties fo:font-weight="bold" style:font-weight-asian="bold" style:font-weight-complex="bold"/>
    </style:style>
    <style:style style:name="T17_69" style:family="text">
      <style:text-properties fo:font-weight="bold" style:font-weight-asian="bold" style:font-weight-complex="bold"/>
    </style:style>
    <style:style style:name="T17_70" style:family="text">
      <style:text-properties fo:font-weight="bold" style:font-weight-asian="bold" style:font-weight-complex="bold"/>
    </style:style>
    <style:style style:name="T17_71" style:family="text">
      <style:text-properties fo:font-weight="bold" style:font-weight-asian="bold" style:font-weight-complex="bold"/>
    </style:style>
    <style:style style:name="T17_72" style:family="text">
      <style:text-properties fo:font-weight="bold" style:font-weight-asian="bold" style:font-weight-complex="bold"/>
    </style:style>
    <style:style style:name="T17_73" style:family="text">
      <style:text-properties fo:font-weight="bold" style:font-weight-asian="bold" style:font-weight-complex="bold"/>
    </style:style>
    <style:style style:name="T17_74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P19" style:family="paragraph" style:parent-style-name="Heading_20_1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>
      <style:text-properties fo:font-weight="bold" style:font-weight-asian="bold" style:font-weight-complex="bold"/>
    </style:style>
    <style:style style:name="T20_8" style:family="text">
      <style:text-properties fo:font-weight="bold" style:font-weight-asian="bold" style:font-weight-complex="bold"/>
    </style:style>
    <style:style style:name="T20_9" style:family="text">
      <style:text-properties fo:font-weight="bold" style:font-weight-asian="bold" style:font-weight-complex="bold"/>
    </style:style>
    <style:style style:name="T20_10" style:family="text">
      <style:text-properties fo:font-weight="bold" style:font-weight-asian="bold" style:font-weight-complex="bold"/>
    </style:style>
    <style:style style:name="T20_11" style:family="text">
      <style:text-properties fo:font-weight="bold" style:font-weight-asian="bold" style:font-weight-complex="bold"/>
    </style:style>
    <style:style style:name="T20_12" style:family="text">
      <style:text-properties fo:font-weight="bold" style:font-weight-asian="bold" style:font-weight-complex="bold"/>
    </style:style>
    <style:style style:name="T20_13" style:family="text">
      <style:text-properties fo:font-weight="bold" style:font-weight-asian="bold" style:font-weight-complex="bold"/>
    </style:style>
    <style:style style:name="T20_14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</office:automatic-styles>
  <office:body>
    <office:text>
      <text:h text:style-name="P1" text:outline-level="10"><text:bookmark-start text:name="h.5q09mvli8yfe"/><text:bookmark-end text:name="h.5q09mvli8yfe"/><text:span text:style-name="T1_1">Johdanto</text:span></text:h>
      <text:p text:style-name="P2"><text:span text:style-name="T2_1">Avoimen</text:span><text:span text:style-name="T2_2"><text:s/></text:span><text:span text:style-name="T2_3">lähdekoodin</text:span><text:span text:style-name="T2_4"><text:s/></text:span><text:span text:style-name="T2_5">kehittäjäyhteisö</text:span><text:span text:style-name="T2_6"><text:s/></text:span><text:span text:style-name="T2_7">on</text:span><text:span text:style-name="T2_8"><text:s/></text:span><text:span text:style-name="T2_9">tyypillisesti</text:span><text:span text:style-name="T2_10"><text:s/></text:span><text:span text:style-name="T2_11">maantieteellisesti</text:span><text:span text:style-name="T2_12"><text:s/></text:span><text:span text:style-name="T2_13">hajaantunut</text:span><text:span text:style-name="T2_14">,<text:s/></text:span><text:span text:style-name="T2_15">ja</text:span><text:span text:style-name="T2_16"><text:s/></text:span><text:span text:style-name="T2_17">se</text:span><text:span text:style-name="T2_18"><text:s/></text:span><text:span text:style-name="T2_19">on</text:span><text:span text:style-name="T2_20"><text:s/></text:span><text:span text:style-name="T2_21">organisoitunut</text:span><text:span text:style-name="T2_22"><text:s/></text:span><text:span text:style-name="T2_23">hierarkisesti</text:span><text:span text:style-name="T2_24"><text:s/></text:span><text:span text:style-name="T2_25">järjestäytyneen</text:span><text:span text:style-name="T2_26"><text:s/></text:span><text:span text:style-name="T2_27">johdon</text:span><text:span text:style-name="T2_28"><text:s/></text:span><text:span text:style-name="T2_29">ympärille</text:span><text:span text:style-name="T2_30">.<text:s/></text:span><text:span text:style-name="T2_31">Yhteisön</text:span><text:span text:style-name="T2_32"><text:s/></text:span><text:span text:style-name="T2_33">jäsenten</text:span><text:span text:style-name="T2_34"><text:s/></text:span><text:span text:style-name="T2_35">etäisyys</text:span><text:span text:style-name="T2_36"><text:s/></text:span><text:span text:style-name="T2_37">heikentää</text:span><text:span text:style-name="T2_38"><text:s/></text:span><text:span text:style-name="T2_39">jäsenten</text:span><text:span text:style-name="T2_40"><text:s/></text:span><text:span text:style-name="T2_41">kommunikaatiota</text:span><text:span text:style-name="T2_42"><text:s/>-<text:s/></text:span><text:span text:style-name="T2_43">ketterille</text:span><text:span text:style-name="T2_44"><text:s/></text:span><text:span text:style-name="T2_45">menetelmille</text:span><text:span text:style-name="T2_46"><text:s/></text:span><text:span text:style-name="T2_47">tärkeää</text:span><text:span text:style-name="T2_48"><text:s/></text:span><text:span text:style-name="T2_49">arvoa</text:span><text:span text:style-name="T2_50">.<text:s/></text:span><text:span text:style-name="T2_51">Hierarkinen</text:span><text:span text:style-name="T2_52"><text:s/></text:span><text:span text:style-name="T2_53">ja</text:span><text:span text:style-name="T2_54"><text:s/></text:span><text:span text:style-name="T2_55">hajaantunut</text:span><text:span text:style-name="T2_56"><text:s/></text:span><text:span text:style-name="T2_57">organisaatiorakenne</text:span><text:span text:style-name="T2_58"><text:s/></text:span><text:span text:style-name="T2_59">ei</text:span><text:span text:style-name="T2_60"><text:s/></text:span><text:span text:style-name="T2_61">näytä</text:span><text:span text:style-name="T2_62"><text:s/></text:span><text:span text:style-name="T2_63">ensivaikutelmalta</text:span><text:span text:style-name="T2_64"><text:s/></text:span><text:span text:style-name="T2_65">sopivalta</text:span><text:span text:style-name="T2_66"><text:s/></text:span><text:span text:style-name="T2_67">toteuttamaan</text:span><text:span text:style-name="T2_68"><text:s/></text:span><text:span text:style-name="T2_69">ketteriä</text:span><text:span text:style-name="T2_70"><text:s/></text:span><text:span text:style-name="T2_71">tuotantomenetelmiä</text:span><text:span text:style-name="T2_72">.<text:s/></text:span><text:span text:style-name="T2_73">Avoimen</text:span><text:span text:style-name="T2_74"><text:s/></text:span><text:span text:style-name="T2_75">lähdekoodin</text:span><text:span text:style-name="T2_76"><text:s/></text:span><text:span text:style-name="T2_77">projektit</text:span><text:span text:style-name="T2_78"><text:s/></text:span><text:span text:style-name="T2_79">toteuttavat</text:span><text:span text:style-name="T2_80"><text:s/></text:span><text:span text:style-name="T2_81">kuitenkin</text:span><text:span text:style-name="T2_82"><text:s/></text:span><text:span text:style-name="T2_83">usein</text:span><text:span text:style-name="T2_84"><text:s/></text:span><text:span text:style-name="T2_85">ketterien</text:span><text:span text:style-name="T2_86"><text:s/></text:span><text:span text:style-name="T2_87">menetelmien</text:span><text:span text:style-name="T2_88"><text:s/></text:span><text:span text:style-name="T2_89">periaatteita</text:span><text:span text:style-name="T2_90">:<text:s/></text:span><text:span text:style-name="T2_91">olemalla</text:span><text:span text:style-name="T2_92"><text:s/></text:span><text:span text:style-name="T2_93">valmiita</text:span><text:span text:style-name="T2_94"><text:s/></text:span><text:span text:style-name="T2_95">muutoksille</text:span><text:span text:style-name="T2_96">,<text:s/></text:span><text:span text:style-name="T2_97">vastaavat</text:span><text:span text:style-name="T2_98"><text:s/></text:span><text:span text:style-name="T2_99">jatkuvaan</text:span><text:span text:style-name="T2_100"><text:s/></text:span><text:span text:style-name="T2_101">palautteeseen</text:span><text:span text:style-name="T2_102"><text:s/></text:span><text:span text:style-name="T2_103">toimittamalla</text:span><text:span text:style-name="T2_104"><text:s/></text:span><text:span text:style-name="T2_105">uusia</text:span><text:span text:style-name="T2_106"><text:s/></text:span><text:span text:style-name="T2_107">toiminnallisuuksia</text:span><text:span text:style-name="T2_108">,<text:s/></text:span><text:span text:style-name="T2_109">arvostavat</text:span><text:span text:style-name="T2_110"><text:s/></text:span><text:span text:style-name="T2_111">yhteistyötä</text:span><text:span text:style-name="T2_112"><text:s/></text:span><text:span text:style-name="T2_113">ja</text:span><text:span text:style-name="T2_114"><text:s/></text:span><text:span text:style-name="T2_115">kohtaavat</text:span><text:span text:style-name="T2_116"><text:s/></text:span><text:span text:style-name="T2_117">haasteita</text:span><text:span text:style-name="T2_118"><text:s/></text:span><text:span text:style-name="T2_119">ketterällä</text:span><text:span text:style-name="T2_120"><text:s/></text:span><text:span text:style-name="T2_121">asenteella</text:span><text:span text:style-name="T2_122">.<text:s/></text:span></text:p>
      <text:p text:style-name="P3"/>
      <text:p text:style-name="P4"><text:span text:style-name="T4_1">Avoin</text:span><text:span text:style-name="T4_2"><text:s/></text:span><text:span text:style-name="T4_3">ja</text:span><text:span text:style-name="T4_4"><text:s/></text:span><text:span text:style-name="T4_5">ketterä</text:span><text:span text:style-name="T4_6"><text:s/></text:span><text:span text:style-name="T4_7">kehitys</text:span><text:span text:style-name="T4_8"><text:s/></text:span><text:span text:style-name="T4_9">ovat</text:span><text:span text:style-name="T4_10"><text:s/></text:span><text:span text:style-name="T4_11">molemmat</text:span><text:span text:style-name="T4_12"><text:s/></text:span><text:span text:style-name="T4_13">tuoneet</text:span><text:span text:style-name="T4_14"><text:s/></text:span><text:span text:style-name="T4_15">kehittäjille</text:span><text:span text:style-name="T4_16"><text:s/></text:span><text:span text:style-name="T4_17">etuja</text:span><text:span text:style-name="T4_18">,<text:s/></text:span><text:span text:style-name="T4_19">mutta</text:span><text:span text:style-name="T4_20"><text:s/></text:span><text:span text:style-name="T4_21">kumpikaan</text:span><text:span text:style-name="T4_22"><text:s/></text:span><text:span text:style-name="T4_23">ei</text:span><text:span text:style-name="T4_24"><text:s/></text:span><text:span text:style-name="T4_25">ole</text:span><text:span text:style-name="T4_26"><text:s/></text:span><text:span text:style-name="T4_27">tarjonnut</text:span><text:span text:style-name="T4_28"><text:s/></text:span><text:span text:style-name="T4_29">yksiselitteistä</text:span><text:span text:style-name="T4_30"><text:s/></text:span><text:span text:style-name="T4_31">ratkaisua</text:span><text:span text:style-name="T4_32"><text:s/></text:span><text:span text:style-name="T4_33">ohjelmistotuotannon</text:span><text:span text:style-name="T4_34"><text:s/></text:span><text:span text:style-name="T4_35">ongelmiin</text:span><text:span text:style-name="T4_36">.<text:s/></text:span><text:span text:style-name="T4_37">Referoitu</text:span><text:span text:style-name="T4_38"><text:s/></text:span><text:span text:style-name="T4_39">artikkeli</text:span><text:span text:style-name="T4_40">[1]<text:s/></text:span><text:span text:style-name="T4_41">on</text:span><text:span text:style-name="T4_42"><text:s/></text:span><text:span text:style-name="T4_43">Hugo</text:span><text:span text:style-name="T4_44"><text:s/></text:span><text:span text:style-name="T4_45">Corbuccin</text:span><text:span text:style-name="T4_46"><text:s/></text:span><text:span text:style-name="T4_47">ja</text:span><text:span text:style-name="T4_48"><text:s/></text:span><text:span text:style-name="T4_49">Alfredo</text:span><text:span text:style-name="T4_50"><text:s/></text:span><text:span text:style-name="T4_51">Goldmanin</text:span><text:span text:style-name="T4_52"><text:s/></text:span><text:span text:style-name="T4_53">pyrkimys</text:span><text:span text:style-name="T4_54"><text:s/></text:span><text:span text:style-name="T4_55">tuoda</text:span><text:span text:style-name="T4_56"><text:s/></text:span><text:span text:style-name="T4_57">ratkaisuja</text:span><text:span text:style-name="T4_58"><text:s/></text:span><text:span text:style-name="T4_59">yhdistämällä</text:span><text:span text:style-name="T4_60"><text:s/></text:span><text:span text:style-name="T4_61">molempien</text:span><text:span text:style-name="T4_62"><text:s/></text:span><text:span text:style-name="T4_63">menetelmien</text:span><text:span text:style-name="T4_64"><text:s/></text:span><text:span text:style-name="T4_65">edut</text:span><text:span text:style-name="T4_66">.<text:s/></text:span></text:p>
      <text:p text:style-name="P5"/>
      <text:h text:style-name="P6" text:outline-level="10"><text:bookmark-start text:name="h.cmfrvwcim875"/><text:bookmark-end text:name="h.cmfrvwcim875"/><text:span text:style-name="T6_1">Avoimen</text:span><text:span text:style-name="T6_2"><text:s/></text:span><text:span text:style-name="T6_3">lähdekoodin</text:span><text:span text:style-name="T6_4"><text:s/></text:span><text:span text:style-name="T6_5">ketterät</text:span><text:span text:style-name="T6_6"><text:s/></text:span><text:span text:style-name="T6_7">menetelmät</text:span></text:h>
      <text:p text:style-name="P7"><text:span text:style-name="T7_1">Miten</text:span><text:span text:style-name="T7_2"><text:s/></text:span><text:span text:style-name="T7_3">avoimen</text:span><text:span text:style-name="T7_4"><text:s/></text:span><text:span text:style-name="T7_5">lähdekoodin</text:span><text:span text:style-name="T7_6"><text:s/></text:span><text:span text:style-name="T7_7">projekteissa</text:span><text:span text:style-name="T7_8"><text:s/></text:span><text:span text:style-name="T7_9">toteutuu</text:span><text:span text:style-name="T7_10"><text:s/></text:span><text:span text:style-name="T7_11">ketterät</text:span><text:span text:style-name="T7_12"><text:s/></text:span><text:span text:style-name="T7_13">menetelmät</text:span><text:span text:style-name="T7_14">?</text:span></text:p>
      <text:p text:style-name="P8"/>
      <text:p text:style-name="P9"><text:span text:style-name="T9_1">Kirjoittajat</text:span><text:span text:style-name="T9_2"><text:s/></text:span><text:span text:style-name="T9_3">esittävät</text:span><text:span text:style-name="T9_4">,<text:s/></text:span><text:span text:style-name="T9_5">että</text:span><text:span text:style-name="T9_6"><text:s/></text:span><text:span text:style-name="T9_7">avoimen</text:span><text:span text:style-name="T9_8"><text:s/></text:span><text:span text:style-name="T9_9">lähdekoodin</text:span><text:span text:style-name="T9_10"><text:s/></text:span><text:span text:style-name="T9_11">projekteissa</text:span><text:span text:style-name="T9_12"><text:s/></text:span><text:span text:style-name="T9_13">toteutetaan</text:span><text:span text:style-name="T9_14"><text:s/></text:span><text:span text:style-name="T9_15">ketteryyttä</text:span><text:span text:style-name="T9_16"><text:s/></text:span><text:span text:style-name="T9_17">ja</text:span><text:span text:style-name="T9_18"><text:s/></text:span><text:span text:style-name="T9_19">monien</text:span><text:span text:style-name="T9_20"><text:s/></text:span><text:span text:style-name="T9_21">avoimen</text:span><text:span text:style-name="T9_22"><text:s/></text:span><text:span text:style-name="T9_23">kehityksen</text:span><text:span text:style-name="T9_24"><text:s/></text:span><text:span text:style-name="T9_25">ominaisuuksia</text:span><text:span text:style-name="T9_26"><text:s/></text:span><text:span text:style-name="T9_27">voidaan</text:span><text:span text:style-name="T9_28"><text:s/></text:span><text:span text:style-name="T9_29">suoraan</text:span><text:span text:style-name="T9_30"><text:s/></text:span><text:span text:style-name="T9_31">liittää</text:span><text:span text:style-name="T9_32"><text:s/></text:span><text:span text:style-name="T9_33">ketterään</text:span><text:span text:style-name="T9_34"><text:s/></text:span><text:span text:style-name="T9_35">manifestiin</text:span><text:span text:style-name="T9_36">,<text:s/></text:span><text:span text:style-name="T9_37">missä</text:span><text:span text:style-name="T9_38"><text:s/></text:span><text:span text:style-name="T9_39">arvostettiin</text:span><text:span text:style-name="T9_40"><text:s/></text:span><text:span text:style-name="T9_41">seuraavia</text:span><text:span text:style-name="T9_42">:<text:s/></text:span></text:p>
      <text:list text:style-name="LS1" xml:id="list0">
        <text:list-item>
          <text:p text:style-name="P10"><text:span text:style-name="T10_1">Yksilöt</text:span><text:span text:style-name="T10_2"><text:s/></text:span><text:span text:style-name="T10_3">ja</text:span><text:span text:style-name="T10_4"><text:s/></text:span><text:span text:style-name="T10_5">vuorovaikutus</text:span><text:span text:style-name="T10_6"><text:s/></text:span><text:span text:style-name="T10_7">ennen</text:span><text:span text:style-name="T10_8"><text:s/></text:span><text:span text:style-name="T10_9">prosesseja</text:span><text:span text:style-name="T10_10"><text:s/></text:span><text:span text:style-name="T10_11">ja</text:span><text:span text:style-name="T10_12"><text:s/></text:span><text:span text:style-name="T10_13">työkaluja</text:span><text:span text:style-name="T10_14">.</text:span></text:p>
        </text:list-item>
        <text:list-item>
          <text:p text:style-name="P11"><text:span text:style-name="T11_1">Toimiva</text:span><text:span text:style-name="T11_2"><text:s/></text:span><text:span text:style-name="T11_3">ohjelmisto</text:span><text:span text:style-name="T11_4"><text:s/></text:span><text:span text:style-name="T11_5">ennemmin</text:span><text:span text:style-name="T11_6"><text:s/></text:span><text:span text:style-name="T11_7">kuin</text:span><text:span text:style-name="T11_8"><text:s/></text:span><text:span text:style-name="T11_9">kattava</text:span><text:span text:style-name="T11_10"><text:s/></text:span><text:span text:style-name="T11_11">dokumentaatio</text:span><text:span text:style-name="T11_12">.</text:span></text:p>
        </text:list-item>
        <text:list-item>
          <text:p text:style-name="P12"><text:span text:style-name="T12_1">Enemmän</text:span><text:span text:style-name="T12_2"><text:s/></text:span><text:span text:style-name="T12_3">asiakasyhteistyötä</text:span><text:span text:style-name="T12_4"><text:s/></text:span><text:span text:style-name="T12_5">kuin</text:span><text:span text:style-name="T12_6"><text:s/></text:span><text:span text:style-name="T12_7">tiukkoja</text:span><text:span text:style-name="T12_8"><text:s/></text:span><text:span text:style-name="T12_9">sopimuksia</text:span><text:span text:style-name="T12_10">.</text:span></text:p>
        </text:list-item>
        <text:list-item>
          <text:p text:style-name="P13"><text:span text:style-name="T13_1">Sopeudutaan</text:span><text:span text:style-name="T13_2"><text:s/></text:span><text:span text:style-name="T13_3">muutoksiin</text:span><text:span text:style-name="T13_4"><text:s/></text:span><text:span text:style-name="T13_5">enemmän</text:span><text:span text:style-name="T13_6"><text:s/></text:span><text:span text:style-name="T13_7">kuin</text:span><text:span text:style-name="T13_8"><text:s/></text:span><text:span text:style-name="T13_9">seurataan</text:span><text:span text:style-name="T13_10"><text:s/></text:span><text:span text:style-name="T13_11">tiukasti</text:span><text:span text:style-name="T13_12"><text:s/></text:span><text:span text:style-name="T13_13">suunnitelma</text:span><text:span text:style-name="T13_14">.</text:span></text:p>
        </text:list-item>
      </text:list>
      <text:p text:style-name="P14"><text:span text:style-name="T14_1"><text:tab/><text:s/></text:span></text:p>
      <text:p text:style-name="P15"><text:span text:style-name="T15_1">He</text:span><text:span text:style-name="T15_2"><text:s/></text:span><text:span text:style-name="T15_3">pitävät</text:span><text:span text:style-name="T15_4"><text:s/></text:span><text:span text:style-name="T15_5">ketteränä</text:span><text:span text:style-name="T15_6"><text:s/></text:span><text:span text:style-name="T15_7">mitä</text:span><text:span text:style-name="T15_8"><text:s/></text:span><text:span text:style-name="T15_9">tahansa</text:span><text:span text:style-name="T15_10"><text:s/></text:span><text:span text:style-name="T15_11">sellaisia</text:span><text:span text:style-name="T15_12"><text:s/></text:span><text:span text:style-name="T15_13">ohjelmistosuunnittelun</text:span><text:span text:style-name="T15_14"><text:s/></text:span><text:span text:style-name="T15_15">metodeja</text:span><text:span text:style-name="T15_16">,<text:s/></text:span><text:span text:style-name="T15_17">mitkä</text:span><text:span text:style-name="T15_18"><text:s/></text:span><text:span text:style-name="T15_19">seuraavat</text:span><text:span text:style-name="T15_20"><text:s/></text:span><text:span text:style-name="T15_21">ketterän</text:span><text:span text:style-name="T15_22"><text:s/></text:span><text:span text:style-name="T15_23">manifestin</text:span><text:span text:style-name="T15_24"><text:s/></text:span><text:span text:style-name="T15_25">periaatteita</text:span><text:span text:style-name="T15_26">.<text:s/></text:span><text:span text:style-name="T15_27">Avoimen</text:span><text:span text:style-name="T15_28"><text:s/></text:span><text:span text:style-name="T15_29">lähdekoodin</text:span><text:span text:style-name="T15_30"><text:s/></text:span><text:span text:style-name="T15_31">yhteisöjä</text:span><text:span text:style-name="T15_32"><text:s/></text:span><text:span text:style-name="T15_33">kirjoittajat</text:span><text:span text:style-name="T15_34"><text:s/></text:span><text:span text:style-name="T15_35">pitävät</text:span><text:span text:style-name="T15_36"><text:s/></text:span><text:span text:style-name="T15_37">kauttaaltaan</text:span><text:span text:style-name="T15_38"><text:s/></text:span><text:span text:style-name="T15_39">lähes</text:span><text:span text:style-name="T15_40"><text:s/></text:span><text:span text:style-name="T15_41">ketterinä</text:span><text:span text:style-name="T15_42">.<text:s/></text:span><text:span text:style-name="T15_43">Useissa</text:span><text:span text:style-name="T15_44"><text:s/></text:span><text:span text:style-name="T15_45">tutkimuksissa</text:span><text:span text:style-name="T15_46"><text:s/></text:span><text:span text:style-name="T15_47">on</text:span><text:span text:style-name="T15_48"><text:s/></text:span><text:span text:style-name="T15_49">havaittu</text:span><text:span text:style-name="T15_50"><text:s/></text:span><text:span text:style-name="T15_51">avoimen</text:span><text:span text:style-name="T15_52"><text:s/></text:span><text:span text:style-name="T15_53">lähdekoodin</text:span><text:span text:style-name="T15_54"><text:s/></text:span><text:span text:style-name="T15_55">ohjelmistokehityksessä</text:span><text:span text:style-name="T15_56"><text:s/></text:span><text:span text:style-name="T15_57">käytettävän</text:span><text:span text:style-name="T15_58"><text:s/></text:span><text:span text:style-name="T15_59">kohtuullisesti</text:span><text:span text:style-name="T15_60"><text:s/></text:span><text:span text:style-name="T15_61">työkaluja</text:span><text:span text:style-name="T15_62"><text:s/></text:span><text:span text:style-name="T15_63">yhteisön</text:span><text:span text:style-name="T15_64"><text:s/></text:span><text:span text:style-name="T15_65">kommunikaation</text:span><text:span text:style-name="T15_66"><text:s/></text:span><text:span text:style-name="T15_67">ylläpitämiseksi</text:span><text:span text:style-name="T15_68">:<text:s/></text:span><text:span text:style-name="T15_69">versionhallinta</text:span><text:span text:style-name="T15_70">,<text:s/></text:span><text:span text:style-name="T15_71">projektin</text:span><text:span text:style-name="T15_72"><text:s/></text:span><text:span text:style-name="T15_73">kotisivu</text:span><text:span text:style-name="T15_74"><text:s/></text:span><text:span text:style-name="T15_75">ja</text:span><text:span text:style-name="T15_76"><text:s/></text:span><text:span text:style-name="T15_77">postituslistat</text:span><text:span text:style-name="T15_78"><text:s/></text:span><text:span text:style-name="T15_79">olivat</text:span><text:span text:style-name="T15_80"><text:s/></text:span><text:span text:style-name="T15_81">pääasialliset</text:span><text:span text:style-name="T15_82"><text:s/></text:span><text:span text:style-name="T15_83">välineet</text:span><text:span text:style-name="T15_84"><text:s/></text:span><text:span text:style-name="T15_85">käyttäjien</text:span><text:span text:style-name="T15_86"><text:s/></text:span><text:span text:style-name="T15_87">ja</text:span><text:span text:style-name="T15_88"><text:s/></text:span><text:span text:style-name="T15_89">kehittäjien</text:span><text:span text:style-name="T15_90"><text:s/></text:span><text:span text:style-name="T15_91">keskuudessa</text:span><text:span text:style-name="T15_92">.<text:s/></text:span><text:span text:style-name="T15_93">Yhteisön</text:span><text:span text:style-name="T15_94"><text:s/></text:span><text:span text:style-name="T15_95">yksilöt</text:span><text:span text:style-name="T15_96"><text:s/></text:span><text:span text:style-name="T15_97">ja</text:span><text:span text:style-name="T15_98"><text:s/></text:span><text:span text:style-name="T15_99">sen</text:span><text:span text:style-name="T15_100"><text:s/></text:span><text:span text:style-name="T15_101">vuorovaikutus</text:span><text:span text:style-name="T15_102"><text:s/></text:span><text:span text:style-name="T15_103">kiinnostavan</text:span><text:span text:style-name="T15_104"><text:s/></text:span><text:span text:style-name="T15_105">asian</text:span><text:span text:style-name="T15_106"><text:s/></text:span><text:span text:style-name="T15_107">ympärillä</text:span><text:span text:style-name="T15_108"><text:s/></text:span><text:span text:style-name="T15_109">ovat</text:span><text:span text:style-name="T15_110"><text:s/></text:span><text:span text:style-name="T15_111">koko</text:span><text:span text:style-name="T15_112"><text:s/></text:span><text:span text:style-name="T15_113">avoimen</text:span><text:span text:style-name="T15_114"><text:s/></text:span><text:span text:style-name="T15_115">kehityksen</text:span><text:span text:style-name="T15_116"><text:s/></text:span><text:span text:style-name="T15_117">ydin</text:span><text:span text:style-name="T15_118">.</text:span></text:p>
      <text:p text:style-name="P16"><text:span text:style-name="T16_1">Yhteistoiminta</text:span><text:span text:style-name="T16_2"><text:s/></text:span><text:span text:style-name="T16_3">liittyy</text:span><text:span text:style-name="T16_4"><text:s/></text:span><text:span text:style-name="T16_5">useimmiten</text:span><text:span text:style-name="T16_6"><text:s/></text:span><text:span text:style-name="T16_7">lähdekoodin</text:span><text:span text:style-name="T16_8"><text:s/></text:span><text:span text:style-name="T16_9">ympärille</text:span><text:span text:style-name="T16_10"><text:s/></text:span><text:span text:style-name="T16_11">ja</text:span><text:span text:style-name="T16_12"><text:s/></text:span><text:span text:style-name="T16_13">dokumentaation</text:span><text:span text:style-name="T16_14"><text:s/></text:span><text:span text:style-name="T16_15">laadintaan</text:span><text:span text:style-name="T16_16">;<text:s/></text:span><text:span text:style-name="T16_17">toimintaa</text:span><text:span text:style-name="T16_18"><text:s/></text:span><text:span text:style-name="T16_19">mikä</text:span><text:span text:style-name="T16_20"><text:s/></text:span><text:span text:style-name="T16_21">vie</text:span><text:span text:style-name="T16_22"><text:s/></text:span><text:span text:style-name="T16_23">prosesseja</text:span><text:span text:style-name="T16_24"><text:s/></text:span><text:span text:style-name="T16_25">eteenpäin</text:span><text:span text:style-name="T16_26"><text:s/></text:span><text:span text:style-name="T16_27">ja</text:span><text:span text:style-name="T16_28"><text:s/></text:span><text:span text:style-name="T16_29">muokkaa</text:span><text:span text:style-name="T16_30"><text:s/></text:span><text:span text:style-name="T16_31">yhä</text:span><text:span text:style-name="T16_32"><text:s/></text:span><text:span text:style-name="T16_33">paremmin</text:span><text:span text:style-name="T16_34"><text:s/></text:span><text:span text:style-name="T16_35">yhteisön</text:span><text:span text:style-name="T16_36"><text:s/></text:span><text:span text:style-name="T16_37">tarpeisiin</text:span><text:span text:style-name="T16_38"><text:s/></text:span><text:span text:style-name="T16_39">sopiviksi</text:span><text:span text:style-name="T16_40">.<text:s/></text:span><text:span text:style-name="T16_41">Hieman</text:span><text:span text:style-name="T16_42"><text:s/></text:span><text:span text:style-name="T16_43">yli</text:span><text:span text:style-name="T16_44"><text:s/></text:span><text:span text:style-name="T16_45">puolet</text:span><text:span text:style-name="T16_46"><text:s/></text:span><text:span text:style-name="T16_47">avoimen</text:span><text:span text:style-name="T16_48"><text:s/></text:span><text:span text:style-name="T16_49">lähdekoodin</text:span><text:span text:style-name="T16_50"><text:s/></text:span><text:span text:style-name="T16_51">projekteista</text:span><text:span text:style-name="T16_52"><text:s/></text:span><text:span text:style-name="T16_53">päivittävät</text:span><text:span text:style-name="T16_54"><text:s/></text:span><text:span text:style-name="T16_55">ja</text:span><text:span text:style-name="T16_56"><text:s/></text:span><text:span text:style-name="T16_57">tarkistavat</text:span><text:span text:style-name="T16_58"><text:s/></text:span><text:span text:style-name="T16_59">dokumentaatiota</text:span><text:span text:style-name="T16_60"><text:s/></text:span><text:span text:style-name="T16_61">usein</text:span><text:span text:style-name="T16_62"><text:s/></text:span><text:span text:style-name="T16_63">ja</text:span><text:span text:style-name="T16_64"><text:s/></text:span><text:span text:style-name="T16_65">kolmannes</text:span><text:span text:style-name="T16_66"><text:s/></text:span><text:span text:style-name="T16_67">ylläpitää</text:span><text:span text:style-name="T16_68"><text:s/></text:span><text:span text:style-name="T16_69">dokumentteja</text:span><text:span text:style-name="T16_70"><text:s/></text:span><text:span text:style-name="T16_71">kertoakseen</text:span><text:span text:style-name="T16_72"><text:s/></text:span><text:span text:style-name="T16_73">kuinka</text:span><text:span text:style-name="T16_74"><text:s/></text:span><text:span text:style-name="T16_75">ohjelmiston</text:span><text:span text:style-name="T16_76"><text:s/></text:span><text:span text:style-name="T16_77">osat</text:span><text:span text:style-name="T16_78"><text:s/></text:span><text:span text:style-name="T16_79">toimivat</text:span><text:span text:style-name="T16_80"><text:s/></text:span><text:span text:style-name="T16_81">ja</text:span><text:span text:style-name="T16_82"><text:s/></text:span><text:span text:style-name="T16_83">kuinka</text:span><text:span text:style-name="T16_84"><text:s/></text:span><text:span text:style-name="T16_85">se</text:span><text:span text:style-name="T16_86"><text:s/></text:span><text:span text:style-name="T16_87">on</text:span><text:span text:style-name="T16_88"><text:s/></text:span><text:span text:style-name="T16_89">organisoitu</text:span><text:span text:style-name="T16_90">.<text:s/></text:span><text:span text:style-name="T16_91">Tuloksena</text:span><text:span text:style-name="T16_92"><text:s/></text:span><text:span text:style-name="T16_93">kirjoittajat</text:span><text:span text:style-name="T16_94"><text:s/></text:span><text:span text:style-name="T16_95">näkevät</text:span><text:span text:style-name="T16_96"><text:s/></text:span><text:span text:style-name="T16_97">dokumentoinnin</text:span><text:span text:style-name="T16_98"><text:s/></text:span><text:span text:style-name="T16_99">tukevan</text:span><text:span text:style-name="T16_100"><text:s/></text:span><text:span text:style-name="T16_101">projekteja</text:span><text:span text:style-name="T16_102"><text:s/>-<text:s/></text:span><text:span text:style-name="T16_103">eikä</text:span><text:span text:style-name="T16_104"><text:s/></text:span><text:span text:style-name="T16_105">olevan</text:span><text:span text:style-name="T16_106"><text:s/></text:span><text:span text:style-name="T16_107">projektien</text:span><text:span text:style-name="T16_108"><text:s/></text:span><text:span text:style-name="T16_109">pääasiallinen</text:span><text:span text:style-name="T16_110"><text:s/></text:span><text:span text:style-name="T16_111">tarkoitus</text:span><text:span text:style-name="T16_112">.</text:span></text:p>
      <text:p text:style-name="P17"><text:span text:style-name="T17_1">Asiakassopimukset</text:span><text:span text:style-name="T17_2"><text:s/></text:span><text:span text:style-name="T17_3">ovat</text:span><text:span text:style-name="T17_4"><text:s/></text:span><text:span text:style-name="T17_5">harvoin</text:span><text:span text:style-name="T17_6"><text:s/></text:span><text:span text:style-name="T17_7">ongelma</text:span><text:span text:style-name="T17_8"><text:s/></text:span><text:span text:style-name="T17_9">avoimissa</text:span><text:span text:style-name="T17_10"><text:s/></text:span><text:span text:style-name="T17_11">projekteissa</text:span><text:span text:style-name="T17_12">:<text:s/></text:span><text:span text:style-name="T17_13">yleensä</text:span><text:span text:style-name="T17_14"><text:s/></text:span><text:span text:style-name="T17_15">asiakas</text:span><text:span text:style-name="T17_16"><text:s/></text:span><text:span text:style-name="T17_17">palkkaa</text:span><text:span text:style-name="T17_18"><text:s/></text:span><text:span text:style-name="T17_19">hyvin</text:span><text:span text:style-name="T17_20"><text:s/></text:span><text:span text:style-name="T17_21">lyhyeksi</text:span><text:span text:style-name="T17_22"><text:s/></text:span><text:span text:style-name="T17_23">ajaksi</text:span><text:span text:style-name="T17_24"><text:s/></text:span><text:span text:style-name="T17_25">kehittämään</text:span><text:span text:style-name="T17_26"><text:s/></text:span><text:span text:style-name="T17_27">jonkin</text:span><text:span text:style-name="T17_28"><text:s/></text:span><text:span text:style-name="T17_29">tietyn</text:span><text:span text:style-name="T17_30"><text:s/></text:span><text:span text:style-name="T17_31">toiminnallisuuden</text:span><text:span text:style-name="T17_32">.<text:s/></text:span><text:span text:style-name="T17_33">Liiketoimintamalli</text:span><text:span text:style-name="T17_34"><text:s/></text:span><text:span text:style-name="T17_35">ei</text:span><text:span text:style-name="T17_36"><text:s/></text:span><text:span text:style-name="T17_37">sinänsä</text:span><text:span text:style-name="T17_38"><text:s/></text:span><text:span text:style-name="T17_39">takaa</text:span><text:span text:style-name="T17_40"><text:s/></text:span><text:span text:style-name="T17_41">yhteistyötä</text:span><text:span text:style-name="T17_42"><text:s/></text:span><text:span text:style-name="T17_43">asiakkaan</text:span><text:span text:style-name="T17_44"><text:s/></text:span><text:span text:style-name="T17_45">kanssa</text:span><text:span text:style-name="T17_46">,<text:s/></text:span><text:span text:style-name="T17_47">mutta</text:span><text:span text:style-name="T17_48"><text:s/></text:span><text:span text:style-name="T17_49">juuri</text:span><text:span text:style-name="T17_50"><text:s/></text:span><text:span text:style-name="T17_51">yhteistoiminta</text:span><text:span text:style-name="T17_52"><text:s/></text:span><text:span text:style-name="T17_53">on</text:span><text:span text:style-name="T17_54"><text:s/></text:span><text:span text:style-name="T17_55">kuitenkin</text:span><text:span text:style-name="T17_56"><text:s/></text:span><text:span text:style-name="T17_57">koko</text:span><text:span text:style-name="T17_58"><text:s/></text:span><text:span text:style-name="T17_59">avoimen</text:span><text:span text:style-name="T17_60"><text:s/></text:span><text:span text:style-name="T17_61">kehityksen</text:span><text:span text:style-name="T17_62"><text:s/></text:span><text:span text:style-name="T17_63">perusta</text:span><text:span text:style-name="T17_64"><text:s/>-<text:s/></text:span><text:span text:style-name="T17_65">asiakas</text:span><text:span text:style-name="T17_66"><text:s/></text:span><text:span text:style-name="T17_67">on</text:span><text:span text:style-name="T17_68"><text:s/></text:span><text:span text:style-name="T17_69">yhteistyössä</text:span><text:span text:style-name="T17_70"><text:s/></text:span><text:span text:style-name="T17_71">toiveidensa</text:span><text:span text:style-name="T17_72"><text:s/></text:span><text:span text:style-name="T17_73">mukaan</text:span><text:span text:style-name="T17_74">.</text:span></text:p>
      <text:p text:style-name="P18"><text:span text:style-name="T18_1">Muutoksiin</text:span><text:span text:style-name="T18_2"><text:s/></text:span><text:span text:style-name="T18_3">sopeutuminen</text:span><text:span text:style-name="T18_4"><text:s/></text:span><text:span text:style-name="T18_5">on</text:span><text:span text:style-name="T18_6"><text:s/></text:span><text:span text:style-name="T18_7">kirjoittajien</text:span><text:span text:style-name="T18_8"><text:s/></text:span><text:span text:style-name="T18_9">mielestä</text:span><text:span text:style-name="T18_10"><text:s/></text:span><text:span text:style-name="T18_11">erittäin</text:span><text:span text:style-name="T18_12"><text:s/></text:span><text:span text:style-name="T18_13">kilpaillussa</text:span><text:span text:style-name="T18_14"><text:s/></text:span><text:span text:style-name="T18_15">ympäristössä</text:span><text:span text:style-name="T18_16"><text:s/></text:span><text:span text:style-name="T18_17">välttämätöntä</text:span><text:span text:style-name="T18_18">:<text:s/></text:span><text:span text:style-name="T18_19">käyttäjien</text:span><text:span text:style-name="T18_20"><text:s/></text:span><text:span text:style-name="T18_21">muuttuviin</text:span><text:span text:style-name="T18_22"><text:s/></text:span><text:span text:style-name="T18_23">tarpeisiin</text:span><text:span text:style-name="T18_24"><text:s/></text:span><text:span text:style-name="T18_25">on</text:span><text:span text:style-name="T18_26"><text:s/></text:span><text:span text:style-name="T18_27">vastattava</text:span><text:span text:style-name="T18_28"><text:s/></text:span><text:span text:style-name="T18_29">jos</text:span><text:span text:style-name="T18_30"><text:s/></text:span><text:span text:style-name="T18_31">haluaa</text:span><text:span text:style-name="T18_32"><text:s/></text:span><text:span text:style-name="T18_33">projektin</text:span><text:span text:style-name="T18_34"><text:s/></text:span><text:span text:style-name="T18_35">selviytyvän</text:span><text:span text:style-name="T18_36">.</text:span></text:p>
      <text:h text:style-name="P19" text:outline-level="10"><text:bookmark-start text:name="h.w8m9eerjotm8"/><text:bookmark-end text:name="h.w8m9eerjotm8"/><text:span text:style-name="T19_1">Ketterien</text:span><text:span text:style-name="T19_2"><text:s/></text:span><text:span text:style-name="T19_3">menetelmien</text:span><text:span text:style-name="T19_4"><text:s/></text:span><text:span text:style-name="T19_5">avoimuus</text:span></text:h>
      <text:p text:style-name="P20"><text:span text:style-name="T20_1">Mitä</text:span><text:span text:style-name="T20_2"><text:s/></text:span><text:span text:style-name="T20_3">ketterät</text:span><text:span text:style-name="T20_4"><text:s/></text:span><text:span text:style-name="T20_5">menetelmät</text:span><text:span text:style-name="T20_6"><text:s/></text:span><text:span text:style-name="T20_7">voivat</text:span><text:span text:style-name="T20_8"><text:s/></text:span><text:span text:style-name="T20_9">oppia</text:span><text:span text:style-name="T20_10"><text:s/></text:span><text:span text:style-name="T20_11">avoimista</text:span><text:span text:style-name="T20_12"><text:s/></text:span><text:span text:style-name="T20_13">projekteista</text:span><text:span text:style-name="T20_14">?</text:span>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